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15.96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GAD_20_Count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AD Counts" table:style-name="ta1">
        <office:forms form:automatic-focus="false" form:apply-design-mode="false"/>
        <table:table-column table:style-name="co1" table:number-columns-repeated="19" table:default-cell-style-name="Default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Alnus</text:p>
          </table:table-cell>
          <table:table-cell office:value-type="string" calcext:value-type="string">
            <text:p>Betula</text:p>
          </table:table-cell>
          <table:table-cell office:value-type="string" calcext:value-type="string">
            <text:p>Carpinus</text:p>
          </table:table-cell>
          <table:table-cell office:value-type="string" calcext:value-type="string">
            <text:p>Corylus</text:p>
          </table:table-cell>
          <table:table-cell office:value-type="string" calcext:value-type="string">
            <text:p>Fagus</text:p>
          </table:table-cell>
          <table:table-cell office:value-type="string" calcext:value-type="string">
            <text:p>Fraxinus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Pinus</text:p>
          </table:table-cell>
          <table:table-cell office:value-type="string" calcext:value-type="string">
            <text:p>Quercus</text:p>
          </table:table-cell>
          <table:table-cell office:value-type="string" calcext:value-type="string">
            <text:p>Tilia</text:p>
          </table:table-cell>
          <table:table-cell office:value-type="string" calcext:value-type="string">
            <text:p>Ulmus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Calluna</text:p>
          </table:table-cell>
          <table:table-cell office:value-type="string" calcext:value-type="string">
            <text:p>Cerealia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Plantago.lanceolata</text:p>
          </table:table-cell>
          <table:table-cell office:value-type="string" calcext:value-type="string">
            <text:p>Rumex.acetosella</text:p>
          </table:table-cell>
          <table:table-cell office:value-type="string" calcext:value-type="string">
            <text:p>Secale</text:p>
          </table:table-cell>
          <table:table-cell office:value-type="string" calcext:value-type="string">
            <text:p>Gramineae</text:p>
          </table:table-cell>
          <table:table-cell table:number-columns-repeated="100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00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08" calcext:value-type="float">
            <text:p>108</text:p>
          </table:table-cell>
          <table:table-cell table:number-columns-repeated="100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17" calcext:value-type="float">
            <text:p>117</text:p>
          </table:table-cell>
          <table:table-cell table:number-columns-repeated="100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27" calcext:value-type="float">
            <text:p>127</text:p>
          </table:table-cell>
          <table:table-cell table:number-columns-repeated="100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46" calcext:value-type="float">
            <text:p>146</text:p>
          </table:table-cell>
          <table:table-cell table:number-columns-repeated="1005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17" calcext:value-type="float">
            <text:p>117</text:p>
          </table:table-cell>
          <table:table-cell table:number-columns-repeated="1005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1005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1005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1005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112" calcext:value-type="float">
            <text:p>1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1005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124" calcext:value-type="float">
            <text:p>1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1005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137" calcext:value-type="float">
            <text:p>1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05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4" calcext:value-type="float">
            <text:p>2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4" calcext:value-type="float">
            <text:p>1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005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5" calcext:value-type="float">
            <text:p>2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1005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5" calcext:value-type="float">
            <text:p>2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005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5" calcext:value-type="float">
            <text:p>2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1005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6" calcext:value-type="float">
            <text:p>2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1005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1005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1005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1005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005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005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005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1005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005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1005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1" calcext:value-type="float">
            <text:p>1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08" calcext:value-type="float">
            <text:p>108</text:p>
          </table:table-cell>
          <table:table-cell table:number-columns-repeated="1005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1005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05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1005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1005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100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" calcext:value-type="float">
            <text:p>14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table:number-columns-repeated="100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  <table:table-cell table:number-columns-repeated="100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3" calcext:value-type="float">
            <text:p>123</text:p>
          </table:table-cell>
          <table:table-cell table:number-columns-repeated="100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table:number-columns-repeated="100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number-columns-repeated="100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0" calcext:value-type="float">
            <text:p>16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table:number-columns-repeated="100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table:number-columns-repeated="100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9" calcext:value-type="float">
            <text:p>179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table:number-columns-repeated="100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6" calcext:value-type="float">
            <text:p>19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27" calcext:value-type="float">
            <text:p>22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100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6" calcext:value-type="float">
            <text:p>206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2" calcext:value-type="float">
            <text:p>212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8" calcext:value-type="float">
            <text:p>218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table:number-columns-repeated="100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0" calcext:value-type="float">
            <text:p>230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number-columns-repeated="100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4" calcext:value-type="float">
            <text:p>19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table:number-columns-repeated="100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table:number-columns-repeated="100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2" calcext:value-type="float">
            <text:p>16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table:number-columns-repeated="100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table:number-columns-repeated="100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100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4" calcext:value-type="float">
            <text:p>114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100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38" calcext:value-type="float">
            <text:p>13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367" calcext:value-type="float">
            <text:p>36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337" calcext:value-type="float">
            <text:p>33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322" calcext:value-type="float">
            <text:p>32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3" calcext:value-type="float">
            <text:p>8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291" calcext:value-type="float">
            <text:p>29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3" calcext:value-type="float">
            <text:p>1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305" calcext:value-type="float">
            <text:p>3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2" calcext:value-type="float">
            <text:p>1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319" calcext:value-type="float">
            <text:p>3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74" calcext:value-type="float">
            <text:p>17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275" calcext:value-type="float">
            <text:p>2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76" calcext:value-type="float">
            <text:p>17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79" calcext:value-type="float">
            <text:p>17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236" calcext:value-type="float">
            <text:p>23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84" calcext:value-type="float">
            <text:p>18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85" calcext:value-type="float">
            <text:p>18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188" calcext:value-type="float">
            <text:p>18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204" calcext:value-type="float">
            <text:p>20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8" calcext:value-type="float">
            <text:p>10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2" calcext:value-type="float">
            <text:p>12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219" calcext:value-type="float">
            <text:p>2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4" calcext:value-type="float">
            <text:p>15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100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7" calcext:value-type="float">
            <text:p>15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66" calcext:value-type="float">
            <text:p>16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1" calcext:value-type="float">
            <text:p>14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100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0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100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0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7" calcext:value-type="float">
            <text:p>14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100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2" calcext:value-type="float">
            <text:p>1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183" calcext:value-type="float">
            <text:p>18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00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00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100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4" calcext:value-type="float">
            <text:p>10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00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0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231" calcext:value-type="float">
            <text:p>231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234" calcext:value-type="float">
            <text:p>23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241" calcext:value-type="float">
            <text:p>24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232" calcext:value-type="float">
            <text:p>232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227" calcext:value-type="float">
            <text:p>227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214" calcext:value-type="float">
            <text:p>21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218" calcext:value-type="float">
            <text:p>218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220" calcext:value-type="float">
            <text:p>2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27" calcext:value-type="float">
            <text:p>227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24" calcext:value-type="float">
            <text:p>224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23" calcext:value-type="float">
            <text:p>223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220" calcext:value-type="float">
            <text:p>220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213" calcext:value-type="float">
            <text:p>213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210" calcext:value-type="float">
            <text:p>21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206" calcext:value-type="float">
            <text:p>206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0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208" calcext:value-type="float">
            <text:p>208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218" calcext:value-type="float">
            <text:p>218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189" calcext:value-type="float">
            <text:p>18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174" calcext:value-type="float">
            <text:p>174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29" calcext:value-type="float">
            <text:p>129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5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GAD_20_Counts" style:display-name="PageStyle_GAD Cou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mand Persönlich</meta:initial-creator>
    <dc:creator>Jemand Persönlich</dc:creator>
    <meta:creation-date>2016-07-04T06:30:50</meta:creation-date>
    <dc:date>2017-05-23T21:07:09</dc:date>
    <meta:editing-duration>P0D</meta:editing-duration>
    <meta:generator>LibreOffice/6.0.0.2$Windows_X86_64 LibreOffice_project/06b618bb6f431d27fd2def25aa19c833e29b61cd</meta:generator>
    <meta:document-statistic meta:table-count="1" meta:cell-count="248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